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a sweet treat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my liberty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ally addicted to spicy stuff, now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 it's
a damn sight bett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1:55:38+01:00</meta:creation-date>
    <dc:date>2019-11-02T21:55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